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paragraph-properties fo:text-align="start" style:justify-single-word="false"/>
    </style:style>
    <style:style style:name="P2" style:family="paragraph" style:parent-style-name="Standard">
      <style:text-properties officeooo:rsid="001af5f6" officeooo:paragraph-rsid="001af5f6"/>
    </style:style>
    <style:style style:name="P3" style:family="paragraph" style:list-style-name="L1"/>
    <style:style style:name="P4" style:family="paragraph" style:parent-style-name="Text_20_body" style:list-style-name="L1"/>
    <style:style style:name="P5" style:family="paragraph" style:list-style-name="L2"/>
    <style:style style:name="P6" style:family="paragraph" style:list-style-name="L3"/>
    <style:style style:name="P7" style:family="paragraph" style:list-style-name="L4"/>
    <style:style style:name="P8" style:family="paragraph" style:list-style-name="L5"/>
    <style:style style:name="P9" style:family="paragraph" style:list-style-name="L6"/>
    <style:style style:name="P10" style:family="paragraph" style:list-style-name="L7"/>
    <style:style style:name="P11" style:family="paragraph" style:list-style-name="L8"/>
    <style:style style:name="P12" style:family="paragraph" style:list-style-name="L9"/>
    <style:style style:name="P13" style:family="paragraph" style:list-style-name="L10"/>
    <style:style style:name="P14" style:family="paragraph" style:list-style-name="L11"/>
    <style:style style:name="P15" style:family="paragraph" style:list-style-name="L12"/>
    <style:style style:name="P16" style:family="paragraph" style:parent-style-name="Text_20_body" style:list-style-name="L12"/>
    <style:style style:name="P17" style:family="paragraph" style:list-style-name="L1">
      <style:text-properties officeooo:rsid="001fa073" officeooo:paragraph-rsid="001fa073"/>
    </style:style>
    <style:style style:name="T1" style:family="text">
      <style:text-properties officeooo:rsid="001cf0c6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fa0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ahier des charges - Projet de Plateforme Musicale</text:span></text:h>
      <text:p text:style-name="Text_20_body"><text:span text:style-name="Strong_20_Emphasis"/></text:p>
      <text:h text:style-name="Heading_20_3" text:outline-level="3"><text:span text:style-name="Strong_20_Emphasis">1. Introduction</text:span></text:h>
      <text:p text:style-name="Text_20_body">Le projet consiste en la création d'une plateforme musicale similaire à « Dizzer », offrant aux utilisateurs la possibilité d'écouter de la musique, aux artistes de partager leur travail, et aux administrateurs de gérer efficacement la plateforme.</text:p>
      <text:p text:style-name="Text_20_body"/>
      <text:h text:style-name="Heading_20_3" text:outline-level="3"><text:span text:style-name="Strong_20_Emphasis">2. Fonctionnalités Principales</text:span></text:h>
      <text:h text:style-name="Heading_20_4" text:outline-level="4"><text:span text:style-name="Strong_20_Emphasis">2.1 Enregistrement et Connexion</text:span></text:h>
      <text:list xml:id="list3706683173" text:style-name="L1">
        <text:list-item>
          <text:p text:style-name="P4"><text:span text:style-name="Strong_20_Emphasis">Utilisateur</text:span> : Possibilité de créer un compte, se connecter, et gérer son profil.</text:p>
        </text:list-item>
        <text:list-item>
          <text:p text:style-name="P4"><text:span text:style-name="Strong_20_Emphasis">Artiste</text:span> : Enregistrement, connexion, et gestion du profil avec des fonctionnalités supplémentaires.</text:p>
        </text:list-item>
        <text:list-item>
          <text:p text:style-name="Text_20_body">Admin: Gestion.</text:p>
        </text:list-item>
      </text:list>
      <text:h text:style-name="Heading_20_4" text:outline-level="4"><text:span text:style-name="Strong_20_Emphasis">2.2 Fonctionnalités Utilisateur</text:span></text:h>
      <text:list xml:id="list4224077040" text:style-name="L2">
        <text:list-item>
          <text:p text:style-name="Text_20_body">Écouter de la musique en streaming.</text:p>
        </text:list-item>
        <text:list-item>
          <text:p text:style-name="Text_20_body">Créer et gérer des playlists.</text:p>
        </text:list-item>
        <text:list-item>
          <text:p text:style-name="Text_20_body">Mettre en favori des chansons et des albums.</text:p>
        </text:list-item>
        <text:list-item>
          <text:p text:style-name="Text_20_body">Explorer et découvrir de la nouvelle musique.</text:p>
        </text:list-item>
      </text:list>
      <text:h text:style-name="Heading_20_4" text:outline-level="4"><text:span text:style-name="Strong_20_Emphasis">2.3 Fonctionnalités Artiste</text:span></text:h>
      <text:list xml:id="list2170270884" text:style-name="L3">
        <text:list-item>
          <text:p text:style-name="Text_20_body">Ajouter, éditer et supprimer des albums.</text:p>
        </text:list-item>
        <text:list-item>
          <text:p text:style-name="Text_20_body">Télécharger des pistes musicales.</text:p>
        </text:list-item>
        <text:list-item>
          <text:p text:style-name="Text_20_body">Visualiser les statistiques de diffusion de leurs œuvres.</text:p>
        </text:list-item>
      </text:list>
      <text:h text:style-name="Heading_20_4" text:outline-level="4"><text:span text:style-name="Strong_20_Emphasis">2.4 Fonctionnalités d'Administration (Backoffice)</text:span></text:h>
      <text:list xml:id="list3899199850" text:style-name="L4">
        <text:list-item>
          <text:p text:style-name="Text_20_body">Gestion des utilisateurs et des artistes.</text:p>
        </text:list-item>
        <text:list-item>
          <text:p text:style-name="Text_20_body">Suivi des statistiques et des tendances.</text:p>
        </text:list-item>
        <text:list-item>
          <text:p text:style-name="Text_20_body">Modération des contenus et des commentaires.</text:p>
        </text:list-item>
      </text:list>
      <text:h text:style-name="Heading_20_3" text:outline-level="3"><text:span text:style-name="Strong_20_Emphasis">3. Architecture Technique</text:span></text:h>
      <text:list xml:id="list3853872367" text:style-name="L5">
        <text:list-item>
          <text:p text:style-name="Text_20_body">Utilisation d'une architecture scalable.</text:p>
        </text:list-item>
        <text:list-item>
          <text:p text:style-name="Text_20_body">Base de données pour stocker les profils utilisateurs, les données des artistes, les métadonnées des chansons, etc.</text:p>
        </text:list-item>
        <text:list-item>
          <text:p text:style-name="Text_20_body">Intégration d'un service de streaming pour la diffusion de musique.</text:p>
        </text:list-item>
      </text:list>
      <text:h text:style-name="Heading_20_3" text:outline-level="3"><text:soft-page-break/><text:span text:style-name="Strong_20_Emphasis">4. Sécurité et Confidentialité</text:span></text:h>
      <text:list xml:id="list920714155" text:style-name="L6">
        <text:list-item>
          <text:p text:style-name="Text_20_body">Mécanismes d'authentification sécurisés.</text:p>
        </text:list-item>
        <text:list-item>
          <text:p text:style-name="Text_20_body">Gestion des droits d'accès pour les utilisateurs, les artistes et les administrateurs.</text:p>
        </text:list-item>
        <text:list-item>
          <text:p text:style-name="Text_20_body">Confidentialité des données utilisateur.</text:p>
        </text:list-item>
      </text:list>
      <text:h text:style-name="Heading_20_3" text:outline-level="3"><text:span text:style-name="Strong_20_Emphasis">5. Design et Expérience Utilisateur</text:span></text:h>
      <text:list xml:id="list3685840139" text:style-name="L7">
        <text:list-item>
          <text:p text:style-name="Text_20_body">Interface utilisateur conviviale et intuitive.</text:p>
        </text:list-item>
        <text:list-item>
          <text:p text:style-name="Text_20_body">Design responsif pour une expérience homogène sur différents appareils.</text:p>
        </text:list-item>
      </text:list>
      <text:h text:style-name="Heading_20_3" text:outline-level="3"><text:span text:style-name="Strong_20_Emphasis">6. Développement Futur (Optionnel)</text:span></text:h>
      <text:list xml:id="list4104546623" text:style-name="L8">
        <text:list-item>
          <text:p text:style-name="Text_20_body">Intégration de fonctionnalités sociales.</text:p>
        </text:list-item>
        <text:list-item>
          <text:p text:style-name="Text_20_body">Version mobile de l'application.</text:p>
        </text:list-item>
      </text:list>
      <text:h text:style-name="Heading_20_3" text:outline-level="3"><text:span text:style-name="Strong_20_Emphasis">7. Contraintes Techniques</text:span></text:h>
      <text:list xml:id="list483174615" text:style-name="L9">
        <text:list-item>
          <text:p text:style-name="Text_20_body">Utilisation de technologies spécifiques (à définir).</text:p>
        </text:list-item>
        <text:list-item>
          <text:p text:style-name="Text_20_body">Respect des normes légales en matière de diffusion musicale.</text:p>
        </text:list-item>
      </text:list>
      <text:h text:style-name="Heading_20_3" text:outline-level="3"><text:span text:style-name="Strong_20_Emphasis">8. Calendrier de Développement</text:span></text:h>
      <text:list xml:id="list2107422102" text:style-name="L10">
        <text:list-item>
          <text:p text:style-name="Text_20_body">Phases de conception, développement, test et déploiement.</text:p>
        </text:list-item>
        <text:list-item>
          <text:p text:style-name="Text_20_body">Livraison progressive des fonctionnalités.</text:p>
        </text:list-item>
      </text:list>
      <text:h text:style-name="Heading_20_3" text:outline-level="3"><text:span text:style-name="Strong_20_Emphasis">9. Budget et Ressources</text:span></text:h>
      <text:list xml:id="list2013983891" text:style-name="L11">
        <text:list-item>
          <text:p text:style-name="Text_20_body">Estimation des coûts de développement.</text:p>
        </text:list-item>
        <text:list-item>
          <text:p text:style-name="Text_20_body">Besoins en personnel (développeurs, designers, administrateurs).</text:p>
        </text:list-item>
      </text:list>
      <text:h text:style-name="Heading_20_3" text:outline-level="3"><text:span text:style-name="Strong_20_Emphasis">10. Références et Inspirations</text:span></text:h>
      <text:list xml:id="list354899738" text:style-name="L12">
        <text:list-item>
          <text:p text:style-name="P16">Références à des plateformes similaires.</text:p>
        </text:list-item>
        <text:list-item>
          <text:p text:style-name="P16">Inspirations pour le design et les fonctionnalité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8:48:27.618472079</meta:creation-date>
    <dc:date>2024-01-18T11:39:38.301208835</dc:date>
    <meta:editing-duration>PT59M40S</meta:editing-duration>
    <meta:editing-cycles>1</meta:editing-cycles>
    <meta:document-statistic meta:table-count="0" meta:image-count="0" meta:object-count="0" meta:page-count="2" meta:paragraph-count="47" meta:word-count="336" meta:character-count="2326" meta:non-whitespace-character-count="2068"/>
    <meta:generator>LibreOffice/7.3.7.2$Linux_X86_64 LibreOffice_project/30$Build-2</meta:generator>
  </office:meta>
</office:document-meta>
</file>